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a <text:s/>SCESI (Sociedad Científica de Estudiantes de Sistemas e Informática ) provee de los siguientes servicios Web's para la comunidad Universitaria y publico en general.</text:p>
      <text:p text:style-name="Standard"/>
      <text:p text:style-name="Standard">Los siguientes servicios son almacenados en el servidor DOZER con IP: 167.157.28.34.</text:p>
      <text:p text:style-name="Standard"/>
      <text:p text:style-name="Standard"/>
      <text:p text:style-name="P2">BABEL</text:p>
      <text:p text:style-name="P1"/>
      <text:p text:style-name="Standard">Servidor de libros digitales donde los usuarios pueden compartir, ordenar, clasificar, y catalogar archivos en formato pdf.</text:p>
      <text:p text:style-name="Standard"/>
      <text:p text:style-name="Standard">Todos los libros en este servidor son exclusivamente libros con licencia Creative commons o CopyLeft</text:p>
      <text:p text:style-name="Standard"></text:p>
      <text:p text:style-name="Standard"/>
      <text:p text:style-name="P2">MAELSTROM</text:p>
      <text:p text:style-name="P2"/>
      <text:p text:style-name="P3">Servidor de libros digitales donde los usuarios pueden compartir, ordenar, clasificar, y catalogar archivos en formato pdf.</text:p>
      <text:p text:style-name="P3"/>
      <text:p text:style-name="P3">Los libros que se encuentran en este servicio son con licencia copy rigth y copy left.</text:p>
      <text:p text:style-name="P3">Solo las ip's de la UMSS pueden visitar esta pagina para seguridad.</text:p>
      <text:p text:style-name="P3"/>
      <text:p text:style-name="P3"/>
      <text:p text:style-name="P4"><text:span text:style-name="T1">JORNADAS , HACKMEETING</text:span></text:p>
      <text:p text:style-name="P4"><text:span text:style-name="T1"/></text:p>
      <text:p text:style-name="P3">Son paginas de eventos que la SCESI realiza cada año.</text:p>
      <text:p text:style-name="P3"/>
      <text:p text:style-name="P3"><text:tab/>- Jornadas de Seguridad Informática: conferencias llevadas a cabo en el mes de septiembre </text:p>
      <text:p text:style-name="P3"/>
      <text:p text:style-name="P3"><text:tab/>- Hackmeeting: Reunión hackers y publico en general realizada en Noviembre .</text:p>
      <text:p text:style-name="P3"/>
      <text:p text:style-name="P4"><text:span text:style-name="T1">WIKI-SCESI</text:span></text:p>
      <text:p text:style-name="P4"><text:span text:style-name="T1"/></text:p>
      <text:p text:style-name="P3">El Wiki de la scesi es utilizado para documentar los avances de los proyectos y eventos que se llevan a cabo en la SCESI.</text:p>
      <text:p text:style-name="P3"/>
      <text:p text:style-name="P3">El objetivo de tener un wiki - scesi es la de tener una documentación para los próximos integrantes de la SCESI y de esta manera no tengan problemas al llevar a cabo algún evento o solucionar problemas que se tubo en anteriores gestiones.</text:p>
      <text:p text:style-name="P3"/>
      <text:p text:style-name="P3"/>
      <text:p text:style-name="P3"/>
      <text:p text:style-name="P3"/>
      <text:p text:style-name="P3"/>
      <text:p text:style-name="P2"><text:soft-page-break/>BLOG – SCESI</text:p>
      <text:p text:style-name="P2"/>
      <text:p text:style-name="P3">El objetivo del <text:span text:style-name="T1">BLOG</text:span> es de compartir conocimiento, los integrantes de la SCESI (Sociedad Científica de Estudiantes de Sistemas e Informática) publican un pequeño articulo cada semana.</text:p>
      <text:p text:style-name="P3"/>
      <text:p text:style-name="P3">Estos pequeños articulos son experiencias de problemas que un integrante tuvo o dan a conocer el conocimiento que tienen sobre una herramienta <text:s/>o software.</text:p>
      <text:p text:style-name="P3"/>
      <text:p text:style-name="P2">GALLERIA</text:p>
      <text:p text:style-name="P2"/>
      <text:p text:style-name="P3">Galería es un sitio web en la que se guardan imágenes de los eventos y actividades que la SCESI (Sociedad Científica de Estudiantes de Sistemas e Informática) realiza.</text:p>
      <text:p text:style-name="P3">Con este pequeño repositorio de imágenes se quiere mostrar las actividades y eventos que se realizamos dentro y fuera de la UMSS.</text:p>
      <text:p text:style-name="P3"/>
      <text:p text:style-name="P2">IBOX</text:p>
      <text:p text:style-name="P2"/>
      <text:p text:style-name="P3">Ibox ( ownclod )es un servicio web que provee espacio de almacenamiento en la nube.</text:p>
      <text:p text:style-name="P3"/>
      <text:p text:style-name="P3">Además del almacenamiento de datos, también permite la sincronización de archivos entre diferentes dispositivos, de este modo tiene la posibilidad de compartirlos.</text:p>
      <text:p text:style-name="P3"/>
      <text:p text:style-name="P3">El objetivo de este servicio es la de poder romper la brecha de el almacenamiento en la nube y así los estudiantes en general <text:s/>puedan guardar y compartir archivos. </text:p>
      <text:p text:style-name="P3"/>
      <text:p text:style-name="P3"/>
      <text:p text:style-name="P3"/>
      <text:p text:style-name="P2">YACHAY</text:p>
      <text:p text:style-name="P2"/>
      <text:p text:style-name="P3">Yachay es una red social donde puedes interactuar con estudiantes y docentes, buscar información de las respectivas materias de tu area de estudio y armar tu red de amigos o compañeros de grupo, disfruta de este sistema y esperamos enriquecer tus ideas y pensamientos.</text:p>
      <text:p text:style-name="P2"/>
      <text:p text:style-name="P2">YACHAY MEMI</text:p>
      <text:p text:style-name="P2"/>
      <text:p text:style-name="P3">Instancia de Yachay que es usado por docente de la UMSS y el Centro MEMI. </text:p>
      <text:p text:style-name="P3"/>
      <text:p text:style-name="P2"/>
      <text:p text:style-name="P2">YACHAY SCESI</text:p>
      <text:p text:style-name="P2"/>
      <text:p text:style-name="P3">Instancia de Yachay para usado por la SCESI (Sociedad Científica de Estudiantes de Sistemas e Informática) para dar a conocer eventos, cursos, articulos, proyectos, comunidades, etc que realiza. 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>OPEN SEASON </text:p>
      <text:p text:style-name="P2"/>
      <text:p text:style-name="P3">Instancia de Yachay para dar información de las OPEN SEASON.</text:p>
      <text:p text:style-name="P3">Las Open season es un proyecto que tiene como objetivo compartir conocimiento a todo el publico en general con pequeñas charlas de 1 hora que son expuestas por Integrantes de la SCESI.</text:p>
      <text:p text:style-name="P3"/>
      <text:p text:style-name="P3"></text:p>
      <text:p text:style-name="P2">FOS – OBI</text:p>
      <text:p text:style-name="P2"/>
      <text:p text:style-name="P3">FOS es un remaste rizado de ubuntu realizado para ayudar a un mejor uso de GNU/Linux ya que presenta problemas para algunos de los usuarios colegiales y Universitarios.</text:p>
      <text:p text:style-name="P3">Este remaste rizado fue realizado para las OLIMPIADAS BOLIVIANAS DE INFORMATICA para el 3º nivel de evaluación.</text:p>
      <text:p text:style-name="P3"/>
      <text:p text:style-name="P2">NONCHALANT <text:span text:style-name="T2">(desarrollo )</text:span> </text:p>
      <text:p text:style-name="P2"/>
      <text:p text:style-name="P3">Nonchalant es un proyecto del grupo de php de la scesi.</text:p>
      <text:p text:style-name="P3">Nonchalant es una consola web, en la que se quiere mostrar el funcionamiento de un sistema GNU/Linux, con comandos, sistema de ficheros y aplicaciones usadas en un Sistema GNU/Linux.</text:p>
      <text:p text:style-name="P3"/>
      <text:p text:style-name="P2">PHP</text:p>
      <text:p text:style-name="P2"/>
      <text:p text:style-name="P3">Documentación del Lenguaje PHP.</text:p>
      <text:p text:style-name="P3">El objetivo de esta documentación es para que todos los estudiantes de la carrera de Ing. de Sistemas e Informática puedan tener acceso a la documentación para lograr un mejor aprendizaje del lenguaje php</text:p>
      <text:p text:style-name="P3"/>
      <text:p text:style-name="P2">REPOMAN</text:p>
      <text:p text:style-name="P2"/>
      <text:p text:style-name="P3">Repoman es un servidor de ISOS. con distribuciones de GNU/Linux.</text:p>
      <text:p text:style-name="P3">El objetivo de este es el acceso a los isos de distribuciones GNU/linux para la comunidad universitaria y en general.</text:p>
      <text:p text:style-name="P3"/>
      <text:p text:style-name="P4"/>
      <text:p text:style-name="P2">MACCHIATO</text:p>
      <text:p text:style-name="P2"/>
      <text:p text:style-name="P3">Sistema web para la reproducción de archivos de audio en formato mp3 vía online.</text:p>
      <text:p text:style-name="P3">El objetivo de este sistema web es para permitir a los usuarios descargar y reproducir en linea, de tal modo que pueda conocer y compartir sus preferencias musicales con otros usuarios.</text:p>
      <text:p text:style-name="P3"/>
      <text:p text:style-name="P3"/>
      <text:p text:style-name="P3"><text:soft-page-break/></text:p>
      <text:p text:style-name="P2">CAPPUCHINO </text:p>
      <text:p text:style-name="P3">Sistema web orientado para la manipulación de horarios de la facultad de Ciencias y Tecnología.</text:p>
      <text:p text:style-name="P3">El objetico de este es que permita a un estudiante elegir del amplio conjunto de posibilidades de horarios para un semestre, aquel que considere mas prudente, para agilizar y visibilizar una solución mas consciente.</text:p>
      <text:p text:style-name="P3"></text:p>
      <text:p text:style-name="P3"></text:p>
      <text:p text:style-name="P3"></text:p>
      <text:p text:style-name="P3"></text:p>
      <text:p text:style-name="P3"></text:p>
      <text:p text:style-name="P3"></text:p>
      <text:p text:style-name="P3"></text:p>
      <text:p text:style-name="P3">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6:08:34</meta:creation-date>
    <dc:date>2013-06-09T17:38:55</dc:date>
    <meta:editing-duration>PT3M4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4" meta:paragraph-count="63" meta:word-count="791" meta:character-count="4881" meta:non-whitespace-character-count="4091"/>
  </office:meta>
</office:document-meta>
</file>